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Garuda" svg:font-family="Garud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 Mono" fo:font-weight="bold" officeooo:rsid="00171e39" officeooo:paragraph-rsid="00171e39" style:font-weight-asian="bold" style:font-weight-complex="bold"/>
    </style:style>
    <style:style style:name="P2" style:family="paragraph" style:parent-style-name="Standard">
      <style:text-properties style:font-name="Bitstream Vera Sans Mono" fo:font-weight="bold" officeooo:paragraph-rsid="00171e39" style:font-weight-asian="bold" style:font-weight-complex="bold"/>
    </style:style>
    <style:style style:name="P3" style:family="paragraph" style:parent-style-name="Standard" style:list-style-name="L2">
      <style:text-properties style:font-name="Bitstream Vera Sans Mono" officeooo:paragraph-rsid="00171e39"/>
    </style:style>
    <style:style style:name="P4" style:family="paragraph" style:parent-style-name="Standard">
      <style:text-properties style:font-name="Bitstream Vera Sans Mono" officeooo:rsid="00171e39" officeooo:paragraph-rsid="00171e39"/>
    </style:style>
    <style:style style:name="P5" style:family="paragraph" style:parent-style-name="Standard" style:list-style-name="L6">
      <style:text-properties style:font-name="Bitstream Vera Sans Mono" officeooo:rsid="00171e39" officeooo:paragraph-rsid="00171e39"/>
    </style:style>
    <style:style style:name="P6" style:family="paragraph" style:parent-style-name="Standard" style:list-style-name="L3">
      <style:text-properties style:font-name="Bitstream Vera Sans Mono" officeooo:paragraph-rsid="00171e39"/>
    </style:style>
    <style:style style:name="P7" style:family="paragraph" style:parent-style-name="Standard" style:list-style-name="L4">
      <style:text-properties style:font-name="Bitstream Vera Sans Mono" officeooo:paragraph-rsid="00171e39"/>
    </style:style>
    <style:style style:name="P8" style:family="paragraph" style:parent-style-name="Standard" style:list-style-name="L5">
      <style:text-properties style:font-name="Bitstream Vera Sans Mono" officeooo:paragraph-rsid="00171e39"/>
    </style:style>
    <style:style style:name="P9" style:family="paragraph" style:parent-style-name="Standard" style:list-style-name="L7">
      <style:text-properties style:font-name="Bitstream Vera Sans Mono" officeooo:paragraph-rsid="00171e39"/>
    </style:style>
    <style:style style:name="T1" style:family="text">
      <style:text-properties style:font-name="Garuda" officeooo:rsid="00171e39"/>
    </style:style>
    <style:style style:name="T2" style:family="text">
      <style:text-properties officeooo:rsid="00171e3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crever uma consulta que retorne todos os produtos com quantidade maior ou igual</text:p>
      <text:p text:style-name="P2"><text:span text:style-name="T2">a 100</text:span></text:p>
      <text:list xml:id="list5043352482322994930" text:style-name="L2">
        <text:list-item>
          <text:p text:style-name="P3"><text:span text:style-name="T2">select idProduto from estoque where estoque.quantidade &gt;= 100;</text:span></text:p>
        </text:list-item>
      </text:list>
      <text:p text:style-name="P4"/>
      <text:p text:style-name="P1">Escrever uma consulta que traga todos os produtos que têm estoque para a filial de</text:p>
      <text:p text:style-name="P1">código 60</text:p>
      <text:list xml:id="list8234892733961867062" text:style-name="L3">
        <text:list-item>
          <text:p text:style-name="P6"><text:span text:style-name="T2">select idProduto from estoque where estoque.idFilial = (select idFilial from filial where filial.idFilial = 60);</text:span></text:p>
        </text:list-item>
      </text:list>
      <text:p text:style-name="P4"/>
      <text:p text:style-name="P1">Escrever consulta que liste todos os campos para o domínio PedidoEstoque e</text:p>
      <text:p text:style-name="P1">ItensPedido filtrando apenas o produto de código 7993</text:p>
      <text:list xml:id="list2528868375789772968" text:style-name="L4">
        <text:list-item>
          <text:p text:style-name="P7"><text:span text:style-name="T2">select * from pedidoEstoque pE, itemPedido iP where iP.idProduto = 7993;</text:span></text:p>
        </text:list-item>
      </text:list>
      <text:p text:style-name="P4"/>
      <text:p text:style-name="P1">Escrever uma consulta que liste os pedidos com suas respectivas formas de</text:p>
      <text:p text:style-name="P1">pagamento.</text:p>
      <text:list xml:id="list1988611137211248230" text:style-name="L5">
        <text:list-item>
          <text:p text:style-name="P8"><text:span text:style-name="T2">select itemPedido.status, itemPedido.idProduto,itemPedido.valorUnitario, itemPedido.valorTotal, itemPedido.quantidade, </text:span></text:p>
        </text:list-item>
      </text:list>
      <text:p text:style-name="P4"><text:tab/>formaPagamento.idFormaPagamento, formaPagamento.tipoPagamento <text:tab/>from <text:tab/>itemPedido, formaPagamento where <text:tab/>itemPedido.idFormaPagamento = <text:tab/>formaPagamento.idFormaPagamento;</text:p>
      <text:p text:style-name="P4"/>
      <text:p text:style-name="P1">Escrever um consulta para sumarizar e bater os valores da capa do pedido com os</text:p>
      <text:p text:style-name="P1">valores dos ítens de pedido</text:p>
      <text:list xml:id="list8621152497963528114" text:style-name="L6">
        <text:list-item>
          <text:p text:style-name="P5">Não entendi o que foi pedido nesta consulta.</text:p>
        </text:list-item>
      </text:list>
      <text:p text:style-name="P4"/>
      <text:p text:style-name="P1">Escrever uma consulta para sumarizar o total dos itens por pedido e que filtre</text:p>
      <text:p text:style-name="P1">apenas os pedidos no qual a soma total da quantidade de ítens de pedido seja maior</text:p>
      <text:p text:style-name="P1">que 10</text:p>
      <text:list xml:id="list1989034065667761494" text:style-name="L7">
        <text:list-item>
          <text:p text:style-name="P9"><text:span text:style-name="T2">select idPedidoEstoque, sum(itemPedido.valorTotal) from pedidoEstoque, itemPedido </text:span></text:p>
        </text:list-item>
      </text:list>
      <text:p text:style-name="P4"><text:tab/>where itemPedido.idPedidoEstoque = <text:tab/>pedidoEstoque.idPedidoEstoque group by <text:tab/>pedidoEstoque.idPedidoEstoque having <text:tab/>sum(itemPedido.valorTotal) &gt; 10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Garuda" svg:font-family="Garud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00:03:38.233007975</meta:creation-date>
    <dc:date>2020-04-06T00:08:15.216218272</dc:date>
    <meta:editing-duration>PT4M37S</meta:editing-duration>
    <meta:editing-cycles>1</meta:editing-cycles>
    <meta:document-statistic meta:table-count="0" meta:image-count="0" meta:object-count="0" meta:page-count="1" meta:paragraph-count="21" meta:word-count="196" meta:character-count="1470" meta:non-whitespace-character-count="1290"/>
    <meta:generator>LibreOffice/5.1.6.2$Linux_X86_64 LibreOffice_project/10m0$Build-2</meta:generator>
  </office:meta>
</office:document-meta>
</file>